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P7" style:parent-style-name="Normal" style:family="paragraph">
      <style:paragraph-properties fo:margin-left="0.4895in">
        <style:tab-stops/>
      </style:paragraph-properties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paragraph-properties fo:margin-left="0.4895in">
        <style:tab-stops/>
      </style:paragraph-properties>
    </style:style>
    <style:style style:name="P10" style:parent-style-name="Normal" style:family="paragraph">
      <style:text-properties fo:font-weight="bold" style:font-weight-asian="bold"/>
    </style:style>
    <style:style style:name="P11" style:parent-style-name="Normal" style:family="paragraph">
      <style:paragraph-properties fo:margin-left="0.4895in">
        <style:tab-stops/>
      </style:paragraph-properties>
    </style:style>
  </office:automatic-styles>
  <office:body>
    <office:text text:use-soft-page-breaks="true">
      <text:p text:style-name="P1"><text:span text:style-name="T2">Número</text:span>: RF-002<text:tab/><text:span text:style-name="T3">Nombre</text:span>:<text:s/>Especificación de Responsabilidades Cliente - Servidor</text:p>
      <text:p text:style-name="Normal"><text:tab/><text:tab/><text:tab/><text:span text:style-name="T4">Fecha</text:span>: 2015-10-18<text:tab/><text:tab/><text:tab/><text:tab/><text:span text:style-name="T5">versión</text:span>: 1.0.0</text:p>
      <text:p text:style-name="Normal"/>
      <text:p text:style-name="Normal"><text:span text:style-name="T6">Descripción</text:span>:</text:p>
      <text:p text:style-name="P7">Este documento explica las responsabilidades que tendrá el cliente y el servidor con respecto al proyecto.</text:p>
      <text:p text:style-name="Normal"/>
      <text:p text:style-name="P8">Responsabilidades del Cliente:</text:p>
      <text:p text:style-name="P9">Encargado del manejo de vistas de frente al usuario permitiendo la creación de Materias, temas, preguntas.<text:s/>La labor de este será recopilar la información proporcionada por el usuario ante cada formulario,<text:s/>hacer petición al Servidor de acuerdo al requerimiento (Crear,<text:s/>Editar,<text:s/>Consultar).</text:p>
      <text:p text:style-name="Normal"/>
      <text:p text:style-name="P10">Responsabilidades del Servidor:</text:p>
      <text:p text:style-name="P11">Encargado de<text:s/>recibir la información recopilada por el cliente, realizar las validaciones con respecto a la petición del cliente<text:s/>Procesa la petición y retorna un resultado<text:s/>para mostrarle al cli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4%"/>
      <style:text-properties style:font-name="Calibri" style:font-name-asian="Calibri" style:font-name-complex="Times New Roman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milia</meta:initial-creator>
    <dc:creator>Familia</dc:creator>
    <meta:creation-date>2015-10-18T22:15:00Z</meta:creation-date>
    <dc:date>2015-10-18T22:28:00Z</dc:date>
    <meta:template xlink:href="Normal.dotm" xlink:type="simple"/>
    <meta:editing-cycles>2</meta:editing-cycles>
    <meta:editing-duration>PT780S</meta:editing-duration>
    <meta:document-statistic meta:page-count="1" meta:paragraph-count="1" meta:word-count="121" meta:character-count="788" meta:row-count="5" meta:non-whitespace-character-count="668"/>
  </office:meta>
</office:document-meta>
</file>